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AA00000091DA0028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1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2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2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3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3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2cm" svg:y="11.8cm">
          <text:p text:style-name="P1"><text:span text:style-name="T2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2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5.2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57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57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57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57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57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4">RAM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4">ROM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57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4">Peripheral bus</text:span></text:p>
          </draw:text-box>
        </draw:frame>
        <draw:custom-shape draw:style-name="gr8" draw:text-style-name="P3" draw:layer="layout" svg:width="3.55cm" svg:height="1.3cm" svg:x="14.936cm" svg:y="8.418cm">
          <text:p text:style-name="P1"><text:span text:style-name="T2">BCM</text:span><text:span text:style-name="T2"><text:line-break/></text:span><text:span text:style-name="T5">(Basic Clock 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6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6" draw:text-style-name="P1" draw:layer="layout" svg:width="3.2cm" svg:height="6.05cm" svg:x="7.85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.9cm" svg:height="0.85cm" svg:x="8.24cm" svg:y="9.64cm">
            <text:p text:style-name="P1"><text:span text:style-name="T3">U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3.333cm" svg:height="1.666cm" svg:x="7.667cm" svg:y="5.24cm">
            <draw:text-box>
              <text:p text:style-name="P1"><text:span text:style-name="T2">SDI</text:span><text:span text:style-name="T2"><text:line-break/></text:span><text:span text:style-name="T5">(Serial Debug Interface)</text:span></text:p>
            </draw:text-box>
          </draw:frame>
          <draw:custom-shape draw:style-name="gr7" draw:text-style-name="P5" draw:layer="layout" svg:width="2.65cm" svg:height="1.05cm" svg:x="8.29cm" svg:y="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8.1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8.0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7.93cm" svg:y="7.38cm">
            <text:p text:style-name="P1"><text:span text:style-name="T3">HW Break</text:span><text:span text:style-name="T3"><text:line-break/></text:span><text:span text:style-name="T3">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1.95cm" draw:transform="rotate (3.1415926535892) translate (10.42cm 13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11.7cm" svg:height="1cm" draw:transform="rotate (1.5707963267946) translate (12.15cm 14.6cm)">
          <text:p text:style-name="P1"><text:span text:style-name="T2">Memory Backbone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4.25cm" svg:height="3.4cm" svg:x="5.3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7" draw:text-style-name="P1" draw:layer="layout" svg:width="6.4cm" svg:height="0.5cm" draw:transform="rotate (-1.57079632679579) translate (9.2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2.3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6-26T23:35:51</dc:date>
    <meta:editing-duration>PT06H43M34S</meta:editing-duration>
    <meta:editing-cycles>15</meta:editing-cycles>
    <meta:generator>OpenOffice.org/3.1$Unix OpenOffice.org_project/310m21$Build-9319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